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9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1.509cm" svg:height="0.479cm" svg:x="2.854cm" svg:y="1.137cm">
          <draw:glue-point draw:id="4" svg:x="-2.637cm" svg:y="-4.759cm"/>
          <text:p/>
        </draw:rect>
        <draw:g draw:id="id2">
          <draw:glue-point draw:id="4" svg:x="2.345cm" svg:y="-3.757cm"/>
          <draw:circle draw:style-name="gr2" draw:text-style-name="P2" draw:layer="layout" svg:width="-0.301cm" svg:height="-0.302cm" svg:x="5.568cm" svg:y="1.591cm" draw:kind="arc" draw:start-angle="178.71" draw:end-angle="0.34">
            <text:p/>
          </draw:circle>
          <draw:circle draw:style-name="gr2" draw:text-style-name="P2" draw:layer="layout" svg:width="-0.302cm" svg:height="-0.302cm" svg:x="5.867cm" svg:y="1.588cm" draw:kind="arc" draw:start-angle="178.71" draw:end-angle="0.34">
            <text:p/>
          </draw:circle>
          <draw:circle draw:style-name="gr2" draw:text-style-name="P2" draw:layer="layout" svg:width="-0.301cm" svg:height="-0.302cm" svg:x="6.167cm" svg:y="1.591cm" draw:kind="arc" draw:start-angle="178.71" draw:end-angle="0.34">
            <text:p/>
          </draw:circle>
          <draw:circle draw:style-name="gr2" draw:text-style-name="P2" draw:layer="layout" svg:width="-0.302cm" svg:height="-0.302cm" svg:x="5.269cm" svg:y="1.588cm" draw:kind="arc" draw:start-angle="178.71" draw:end-angle="0.34">
            <text:p/>
          </draw:circle>
          <draw:circle draw:style-name="gr2" draw:text-style-name="P2" draw:layer="layout" svg:width="-0.302cm" svg:height="-0.302cm" svg:x="4.97cm" svg:y="1.588cm" draw:kind="arc" draw:start-angle="178.71" draw:end-angle="0.34">
            <text:p/>
          </draw:circle>
          <draw:line draw:style-name="gr3" draw:text-style-name="P2" draw:layer="layout" svg:x1="6.169cm" svg:y1="1.459cm" svg:x2="4.673cm" svg:y2="1.459cm">
            <text:p/>
          </draw:line>
        </draw:g>
        <draw:line draw:style-name="gr4" draw:text-style-name="P3" draw:layer="layout" svg:x1="6.647cm" svg:y1="1.449cm" svg:x2="6.151cm" svg:y2="1.453cm">
          <text:p/>
        </draw:line>
        <draw:line draw:style-name="gr4" draw:text-style-name="P3" draw:layer="layout" svg:x1="4.682cm" svg:y1="1.423cm" svg:x2="4.367cm" svg:y2="1.402cm">
          <text:p/>
        </draw:line>
        <draw:line draw:style-name="gr4" draw:text-style-name="P3" draw:layer="layout" svg:x1="2.296cm" svg:y1="1.381cm" svg:x2="2.854cm" svg:y2="1.372cm">
          <text:p/>
        </draw:line>
        <draw:line draw:style-name="gr4" draw:text-style-name="P3" draw:layer="layout" svg:x1="6.757cm" svg:y1="3.44cm" svg:x2="2.195cm" svg:y2="3.461cm">
          <text:p/>
        </draw:line>
        <draw:line draw:style-name="gr5" draw:text-style-name="P3" draw:layer="layout" svg:x1="3.394cm" svg:y1="2.144cm" svg:x2="4.836cm" svg:y2="2.174cm">
          <text:p/>
        </draw:line>
        <draw:frame draw:style-name="gr6" draw:layer="layout" svg:width="0.59cm" svg:height="0.53cm" svg:x="3.87cm" svg:y="2.1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68cm" svg:height="0.529cm" svg:x="2.113cm" svg:y="2.2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678cm" svg:height="0.53cm" svg:x="6.181cm" svg:y="2.0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75cm" svg:height="0.962cm" svg:x="1.959cm" svg:y="1.435cm">
          <draw:text-box>
            <text:p>+</text:p>
          </draw:text-box>
        </draw:frame>
        <draw:frame draw:style-name="gr7" draw:layer="layout" svg:width="0.875cm" svg:height="0.962cm" svg:x="6.026cm" svg:y="1.36cm">
          <draw:text-box>
            <text:p>+</text:p>
          </draw:text-box>
        </draw:frame>
        <draw:frame draw:style-name="gr7" draw:layer="layout" svg:width="0.714cm" svg:height="0.962cm" svg:x="6.178cm" svg:y="2.265cm">
          <draw:text-box>
            <text:p>-</text:p>
          </draw:text-box>
        </draw:frame>
        <draw:frame draw:style-name="gr7" draw:layer="layout" svg:width="0.714cm" svg:height="0.962cm" svg:x="2.039cm" svg:y="2.563cm">
          <draw:text-box>
            <text:p>-</text:p>
          </draw:text-box>
        </draw:frame>
        <draw:frame draw:style-name="gr6" draw:layer="layout" svg:width="0.829cm" svg:height="0.569cm" svg:x="3.131cm" svg:y="0.4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866cm" svg:height="0.569cm" svg:x="4.978cm" svg:y="0.5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875cm" svg:height="0.962cm" svg:x="2.573cm" svg:y="0.311cm">
          <draw:text-box>
            <text:p>+</text:p>
          </draw:text-box>
        </draw:frame>
        <draw:frame draw:style-name="gr7" draw:layer="layout" svg:width="0.875cm" svg:height="0.962cm" svg:x="4.419cm" svg:y="0.253cm">
          <draw:text-box>
            <text:p>+</text:p>
          </draw:text-box>
        </draw:frame>
        <draw:frame draw:style-name="gr7" draw:layer="layout" svg:width="0.714cm" svg:height="0.962cm" svg:x="3.893cm" svg:y="0.25cm">
          <draw:text-box>
            <text:p>-</text:p>
          </draw:text-box>
        </draw:frame>
        <draw:frame draw:style-name="gr7" draw:layer="layout" svg:width="0.714cm" svg:height="0.962cm" svg:x="5.554cm" svg:y="0.223cm">
          <draw:text-box>
            <text:p>-</text:p>
          </draw:text-box>
        </draw:frame>
        <draw:frame draw:style-name="gr6" draw:layer="layout" svg:width="0.689cm" svg:height="0.529cm" svg:x="5.162cm" svg:y="1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63cm" svg:height="0.529cm" svg:x="3.352cm" svg:y="1.55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4" draw:id="id1" draw:layer="layout" svg:width="1.865cm" svg:height="0.911cm" svg:x="6.766cm" svg:y="0.47cm">
          <draw:text-box>
            <text:p text:style-name="P4"><text:span text:style-name="T1">رِستا امالہ</text:span></text:p>
          </draw:text-box>
        </draw:frame>
        <draw:connector draw:style-name="gr5" draw:text-style-name="P3" draw:layer="layout" draw:type="curve" svg:x1="6.766cm" svg:y1="0.925cm" svg:x2="5.769cm" svg:y2="1.308cm" draw:start-shape="id1" draw:start-glue-point="3" draw:end-shape="id2" draw:end-glue-point="4" svg:d="m6766 925c-665 0-997 127-997 383">
          <text:p/>
        </draw:connector>
        <draw:frame draw:style-name="gr8" draw:text-style-name="P4" draw:id="id3" draw:layer="layout" svg:width="2.29cm" svg:height="1.571cm" svg:x="0.03cm" svg:y="0.01cm">
          <draw:text-box>
            <text:p text:style-name="P4"><text:span text:style-name="T1">ابتدائی کائل</text:span></text:p>
            <text:p text:style-name="P4"><text:span text:style-name="T1"><text:s/></text:span><text:span text:style-name="T1">کی مزاحمت</text:span></text:p>
          </draw:text-box>
          <draw:glue-point draw:id="4" svg:x="2.934cm" svg:y="0.56cm"/>
        </draw:frame>
        <draw:connector draw:style-name="gr5" draw:text-style-name="P3" draw:layer="layout" draw:type="curve" svg:x1="1.846cm" svg:y1="0.882cm" svg:x2="3.211cm" svg:y2="1.149cm" draw:start-shape="id3" draw:start-glue-point="4" draw:end-shape="id4" draw:end-glue-point="4" svg:d="m1846 882c910 0 1365 89 1365 267">
          <text:p/>
        </draw:connector>
        <draw:frame draw:style-name="gr6" draw:layer="layout" svg:width="2.529cm" svg:height="0.568cm" svg:x="6.654cm" svg:y="3.0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046cm" svg:height="0.568cm" svg:x="6.797cm" svg:y="2.479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5-06T14:29:28</dc:date>
    <dc:creator>khalid khan</dc:creator>
    <meta:editing-duration>PT01H33M04S</meta:editing-duration>
    <meta:editing-cycles>17</meta:editing-cycles>
    <meta:generator>OpenOffice.org/3.1$Linux OpenOffice.org_project/310m19$Build-9420</meta:generator>
    <meta:document-statistic meta:object-count="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I</math:mi>
          <math:mn>1</math:mn>
        </math:msub>
      </math:mrow>
    </math:mstyle>
    <math:annotation math:encoding="StarMath 5.0">bold 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V</math:mi>
          <math:mn>1</math:mn>
        </math:msub>
      </math:mrow>
    </math:mstyle>
    <math:annotation math:encoding="StarMath 5.0">bold V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E</math:mi>
          <math:mn>1</math:mn>
        </math:msub>
      </math:mrow>
    </math:mstyle>
    <math:annotation math:encoding="StarMath 5.0">bold E_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V</math:mi>
          <math:msub>
            <math:mi>R</math:mi>
            <math:mn>1</math:mn>
          </math:msub>
        </math:msub>
      </math:mrow>
    </math:mstyle>
    <math:annotation math:encoding="StarMath 5.0">bold V_{R_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V</math:mi>
          <math:msub>
            <math:mi>L</math:mi>
            <math:mi math:fontstyle="italic">l1</math:mi>
          </math:msub>
        </math:msub>
      </math:mrow>
    </math:mstyle>
    <math:annotation math:encoding="StarMath 5.0">bold V_{L_{l1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L</math:mi>
      <math:mi math:fontstyle="italic">l1</math:mi>
    </math:msub>
    <math:annotation math:encoding="StarMath 5.0">L_{l1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R</math:mi>
      <math:mn>1</math:mn>
    </math:msub>
    <math:annotation math:encoding="StarMath 5.0">R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sub>
              <math:mi>V</math:mi>
              <math:msub>
                <math:mi>L</math:mi>
                <math:mi math:fontstyle="italic">l1</math:mi>
              </math:msub>
            </math:msub>
          </math:mrow>
        </math:mstyle>
        <math:mo math:stretchy="false">=</math:mo>
        <math:mi>j</math:mi>
      </math:mrow>
      <math:mstyle math:fontweight="bold">
        <math:mrow>
          <math:msub>
            <math:mi>I</math:mi>
            <math:mn>1</math:mn>
          </math:msub>
        </math:mrow>
      </math:mstyle>
      <math:msub>
        <math:mi>X</math:mi>
        <math:mi math:fontstyle="italic">l1</math:mi>
      </math:msub>
    </math:mrow>
    <math:annotation math:encoding="StarMath 5.0">bold {V_{L_{l1}}}=j bold {I_1} X_{l1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sub>
              <math:mi>V</math:mi>
              <math:msub>
                <math:mi>R</math:mi>
                <math:mn>1</math:mn>
              </math:msub>
            </math:msub>
          </math:mrow>
        </math:mstyle>
        <math:mo math:stretchy="false">=</math:mo>
        <math:mstyle math:fontweight="bold">
          <math:mrow>
            <math:msub>
              <math:mi>I</math:mi>
              <math:mn>1</math:mn>
            </math:msub>
          </math:mrow>
        </math:mstyle>
      </math:mrow>
      <math:msub>
        <math:mi>R</math:mi>
        <math:mn>1</math:mn>
      </math:msub>
    </math:mrow>
    <math:annotation math:encoding="StarMath 5.0">bold {V_{R_1}}=bold {I_1} R_1</math:annotation>
  </math:semantics>
</math:math>
</file>